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Courier 10 Pitch'" style:font-pitch="fixed"/>
    </style:style>
    <style:style style:name="P2" style:family="paragraph">
      <style:paragraph-properties fo:text-align="center"/>
    </style:style>
    <style:style style:name="T1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.27cm" svg:x="0cm" svg:y="0cm">
          <text:p text:style-name="P1"><text:span text:style-name="T1">'stack a cube on a 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145cm" svg:height="2.54cm" svg:x="0cm" svg:y="2.54cm">
          <text:p text:style-name="P1"><text:span text:style-name="T1">'stack a [? top-shape] on a [? bottom-shape]'</text:span></text:p>
          <text:p text:style-name="P1"><text:span text:style-name="T1">top-shape = 'cube'</text:span></text:p>
          <text:p text:style-name="P1"><text:span text:style-name="T1">bottom-shape = '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27cm" svg:x="0cm" svg:y="0cm">
          <text:p text:style-name="P1"><text:span text:style-name="T1">'stack a cube on a 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1.905cm" svg:x="2.54cm" svg:y="8.89cm">
          <text:p text:style-name="P1"><text:span text:style-name="T1">'pick up a [? shape]'</text:span></text:p>
          <text:p text:style-name="P1"><text:span text:style-name="T1">shape = 'cube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145cm" svg:height="1.27cm" svg:x="2.54cm" svg:y="31.115cm">
          <text:p text:style-name="P1"><text:span text:style-name="T1">'drop the block I am holding on a 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955cm" svg:height="1.27cm" svg:x="2.54cm" svg:y="34.925cm">
          <text:p text:style-name="P1"><text:span text:style-name="T1">'assert that a cube is on a pyramid'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7cm" svg:y1="5.08cm" svg:x2="1.27cm" svg:y2="35.56cm">
          <text:p/>
        </draw:line>
        <draw:line draw:style-name="gr3" draw:text-style-name="P2" draw:layer="layout" svg:x1="1.27cm" svg:y1="35.56cm" svg:x2="2.54cm" svg:y2="35.56cm">
          <text:p/>
        </draw:line>
        <draw:line draw:style-name="gr3" draw:text-style-name="P2" draw:layer="layout" svg:x1="1.27cm" svg:y1="31.75cm" svg:x2="2.54cm" svg:y2="31.75cm">
          <text:p/>
        </draw:line>
        <draw:line draw:style-name="gr3" draw:text-style-name="P2" draw:layer="layout" svg:x1="1.27cm" svg:y1="6.985cm" svg:x2="2.54cm" svg:y2="6.985cm">
          <text:p/>
        </draw:line>
        <draw:line draw:style-name="gr3" draw:text-style-name="P2" draw:layer="layout" svg:x1="1.27cm" svg:y1="1.27cm" svg:x2="1.27cm" svg:y2="2.54cm">
          <text:p/>
        </draw:line>
        <draw:custom-shape draw:style-name="gr1" draw:text-style-name="P1" draw:layer="layout" svg:width="6.35cm" svg:height="1.27cm" svg:x="2.54cm" svg:y="6.35cm">
          <text:p text:style-name="P1"><text:span text:style-name="T1">'pick up a cube'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7.62cm" svg:x2="3.81cm" svg:y2="8.89cm">
          <text:p/>
        </draw:line>
        <draw:line draw:style-name="gr3" draw:text-style-name="P2" draw:layer="layout" svg:x1="3.81cm" svg:y1="32.385cm" svg:x2="3.81cm" svg:y2="33.655cm">
          <text:p/>
        </draw:line>
        <draw:line draw:style-name="gr3" draw:text-style-name="P2" draw:layer="layout" svg:x1="3.81cm" svg:y1="36.195cm" svg:x2="3.81cm" svg:y2="37.465cm">
          <text:p/>
        </draw:line>
        <draw:custom-shape draw:style-name="gr1" draw:text-style-name="P1" draw:layer="layout" svg:width="9.525cm" svg:height="1.27cm" svg:x="5.08cm" svg:y="12.065cm">
          <text:p text:style-name="P1"><text:span text:style-name="T1">'move until over a cube'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0.795cm" svg:x2="3.81cm" svg:y2="29.21cm">
          <text:p/>
        </draw:line>
        <draw:line draw:style-name="gr3" draw:text-style-name="P2" draw:layer="layout" svg:x1="3.81cm" svg:y1="12.7cm" svg:x2="5.08cm" svg:y2="12.7cm">
          <text:p/>
        </draw:line>
        <draw:custom-shape draw:style-name="gr1" draw:text-style-name="P1" draw:layer="layout" svg:width="9.525cm" svg:height="1.27cm" svg:x="5.08cm" svg:y="26.035cm">
          <text:p text:style-name="P1"><text:span text:style-name="T1">'attempt to grab block'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26.67cm" svg:x2="5.08cm" svg:y2="26.67cm">
          <text:p/>
        </draw:line>
        <draw:custom-shape draw:style-name="gr1" draw:text-style-name="P1" draw:layer="layout" svg:width="12.7cm" svg:height="1.27cm" svg:x="5.08cm" svg:y="28.575cm">
          <text:p text:style-name="P1"><text:span text:style-name="T1">'assert that I am holding a cube'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29.21cm" svg:x2="5.08cm" svg:y2="29.21cm">
          <text:p/>
        </draw:line>
        <draw:custom-shape draw:style-name="gr1" draw:text-style-name="P1" draw:layer="layout" svg:width="11.43cm" svg:height="1.905cm" svg:x="5.08cm" svg:y="14.605cm">
          <text:p text:style-name="P1"><text:span text:style-name="T1">'move until over a [? shape]'</text:span></text:p>
          <text:p text:style-name="P1"><text:span text:style-name="T1">shape = 'cube'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5cm" svg:y1="13.335cm" svg:x2="6.35cm" svg:y2="14.605cm">
          <text:p/>
        </draw:line>
        <draw:custom-shape draw:style-name="gr1" draw:text-style-name="P1" draw:layer="layout" svg:width="25.4cm" svg:height="1.905cm" svg:x="7.62cm" svg:y="17.78cm">
          <text:p text:style-name="P1"><text:span text:style-name="T1">'if a cube is to my left, move left until over a cube,</text:span></text:p>
          <text:p text:style-name="P1"><text:span text:style-name="T1">otherwise if a cube is to my right, move right until over a cube'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5cm" svg:y1="16.51cm" svg:x2="6.35cm" svg:y2="22.86cm">
          <text:p/>
        </draw:line>
        <draw:line draw:style-name="gr3" draw:text-style-name="P2" draw:layer="layout" svg:x1="6.35cm" svg:y1="18.796cm" svg:x2="7.62cm" svg:y2="18.796cm">
          <text:p/>
        </draw:line>
        <draw:custom-shape draw:style-name="gr1" draw:text-style-name="P1" draw:layer="layout" svg:width="12.065cm" svg:height="1.27cm" svg:x="7.62cm" svg:y="22.225cm">
          <text:p text:style-name="P1"><text:span text:style-name="T1">'move slowly until over a cube'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5cm" svg:y1="22.86cm" svg:x2="7.62cm" svg:y2="22.86cm">
          <text:p/>
        </draw:line>
        <draw:line draw:style-name="gr3" draw:text-style-name="P2" draw:layer="layout" svg:x1="8.89cm" svg:y1="23.495cm" svg:x2="8.89cm" svg:y2="24.765cm">
          <text:p/>
        </draw:line>
        <draw:line draw:style-name="gr3" draw:text-style-name="P2" draw:layer="layout" svg:x1="8.89cm" svg:y1="19.685cm" svg:x2="8.89cm" svg:y2="20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33.02cm" fo:page-height="37.4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 Morgan</meta:initial-creator>
    <meta:creation-date>2013-07-31T09:15:25</meta:creation-date>
    <dc:date>2013-07-31T10:03:09</dc:date>
    <dc:creator>Bo Morgan</dc:creator>
    <meta:editing-duration>PT32M35S</meta:editing-duration>
    <meta:editing-cycles>3</meta:editing-cycles>
    <meta:generator>LibreOffice/4.0.2.2$Linux_X86_64 LibreOffice_project/400m0$Build-2</meta:generator>
    <meta:document-statistic meta:object-count="31"/>
  </office:meta>
</office:document-meta>
</file>